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E0000005E5D2652F7AE1161E0.png" manifest:media-type="image/png"/>
  <manifest:file-entry manifest:full-path="Pictures/100002000000000A0000000A6361AF2587162F7F.gif" manifest:media-type="image/gif"/>
  <manifest:file-entry manifest:full-path="Pictures/100000000000005E0000005EAB6862D59EF3F3E6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2" svg:font-family="'AR PL UMing TW'" style:font-pitch="variable"/>
    <style:font-face style:name="AR PL UMing TW1" svg:font-family="'AR PL UMing TW'" style:font-adornments="Bold" style:font-pitch="variable"/>
    <style:font-face style:name="AR PL UMing TW" svg:font-family="'AR PL UMing TW'" style:font-adornments="Light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mm" fo:margin-right="0mm" fo:margin-top="0mm" fo:margin-bottom="0mm" loext:contextual-spacing="false" style:line-height-at-least="5.29mm" fo:orphans="2" fo:widows="2" fo:text-indent="0mm" style:auto-text-indent="false"/>
      <style:text-properties fo:font-variant="normal" fo:text-transform="none" fo:color="#000000" style:font-name="Liberation Mono" fo:font-size="11pt" fo:letter-spacing="normal" fo:font-style="normal" fo:font-weight="normal" officeooo:paragraph-rsid="0009b58b" style:font-name-asian="AR PL UMing TW2" style:font-size-asian="11pt" style:language-asian="zh" style:country-asian="TW" style:font-style-asian="normal" style:font-weight-asian="normal" style:font-size-complex="11pt"/>
    </style:style>
    <style:style style:name="P2" style:family="paragraph" style:parent-style-name="Standard">
      <style:paragraph-properties fo:margin-top="2.75mm" fo:margin-bottom="1.38mm" loext:contextual-spacing="false" style:writing-mode="page"/>
    </style:style>
    <style:style style:name="P3" style:family="paragraph" style:parent-style-name="Preformatted_20_Text">
      <loext:graphic-properties draw:fill="solid" draw:fill-color="#fafafa" draw:opacity="100%"/>
      <style:paragraph-properties fo:margin-top="0mm" fo:margin-bottom="1.38mm" loext:contextual-spacing="false" fo:orphans="2" fo:widows="2" fo:background-color="#fafafa" fo:padding="2.12mm" fo:border="0.06pt solid #e2e2e2" style:writing-mode="page"/>
      <style:text-properties officeooo:paragraph-rsid="0011dad0"/>
    </style:style>
    <style:style style:name="P4" style:family="paragraph" style:parent-style-name="Preformatted_20_Text">
      <loext:graphic-properties draw:fill="solid" draw:fill-color="#fafafa" draw:opacity="100%"/>
      <style:paragraph-properties fo:margin-top="0mm" fo:margin-bottom="1.38mm" loext:contextual-spacing="false" fo:orphans="2" fo:widows="2" fo:background-color="#fafafa" fo:padding="2.12mm" fo:border="0.06pt solid #e2e2e2" style:writing-mode="page"/>
    </style:style>
    <style:style style:name="P5" style:family="paragraph" style:parent-style-name="Standard" style:list-style-name="L1"/>
    <style:style style:name="P6" style:family="paragraph" style:parent-style-name="Thought">
      <style:paragraph-properties fo:margin-top="0mm" fo:margin-bottom="1.38mm" loext:contextual-spacing="false" style:writing-mode="page"/>
    </style:style>
    <style:style style:name="P7" style:family="paragraph" style:parent-style-name="Thought">
      <style:paragraph-properties fo:margin-top="0mm" fo:margin-bottom="1.38mm" loext:contextual-spacing="false" style:writing-mode="page"/>
      <style:text-properties officeooo:paragraph-rsid="000f2c34"/>
    </style:style>
    <style:style style:name="P8" style:family="paragraph" style:parent-style-name="Thought">
      <style:paragraph-properties fo:margin-top="0mm" fo:margin-bottom="1.38mm" loext:contextual-spacing="false" style:writing-mode="page"/>
      <style:text-properties officeooo:paragraph-rsid="0011dad0"/>
    </style:style>
    <style:style style:name="P9" style:family="paragraph" style:parent-style-name="Section" style:list-style-name="">
      <style:paragraph-properties fo:line-height="100%" fo:text-align="justify" style:justify-single-word="false" fo:keep-together="auto" fo:orphans="2" fo:widows="2"/>
    </style:style>
    <style:style style:name="P10" style:family="paragraph" style:parent-style-name="Section">
      <style:paragraph-properties fo:break-before="page"/>
    </style:style>
    <style:style style:name="P11" style:family="paragraph" style:parent-style-name="Inline_20_Code" style:master-page-name="">
      <style:paragraph-properties fo:margin-left="7.04mm" fo:margin-right="0mm" fo:margin-top="0mm" fo:margin-bottom="1.5mm" loext:contextual-spacing="false" fo:line-height="115%" fo:text-align="start" style:justify-single-word="false" fo:keep-together="auto" fo:orphans="2" fo:widows="2" fo:text-indent="0mm" style:auto-text-indent="false" style:page-number="auto" fo:padding-left="6mm" fo:padding-right="1.99mm" fo:padding-top="1.99mm" fo:padding-bottom="1.99mm" fo:border="0.06pt solid #ffffff" style:shadow="none" fo:keep-with-next="auto" style:writing-mode="page">
        <style:tab-stops/>
      </style:paragraph-properties>
    </style:style>
    <style:style style:name="T1" style:family="text">
      <style:text-properties fo:font-variant="normal" fo:text-transform="none" fo:color="#557799" fo:font-size="9pt" fo:letter-spacing="normal" fo:font-style="normal" fo:font-weight="normal"/>
    </style:style>
    <style:style style:name="T2" style:family="text">
      <style:text-properties fo:font-variant="normal" fo:text-transform="none" fo:color="#484848" fo:font-size="9pt" fo:letter-spacing="normal" fo:font-style="normal" fo:font-weight="normal"/>
    </style:style>
    <style:style style:name="T3" style:family="text">
      <style:text-properties fo:font-variant="normal" fo:text-transform="none" fo:color="#484848" fo:letter-spacing="normal"/>
    </style:style>
    <style:style style:name="T4" style:family="text">
      <style:text-properties fo:font-variant="normal" fo:text-transform="none" fo:color="#bb4444" fo:font-size="9pt" fo:letter-spacing="normal" fo:font-style="normal" fo:font-weight="bold"/>
    </style:style>
    <style:style style:name="T5" style:family="text">
      <style:text-properties fo:font-variant="normal" fo:text-transform="none" fo:color="#bb4444" fo:font-size="9pt" fo:letter-spacing="normal" fo:font-style="normal" fo:font-weight="bold" officeooo:rsid="0011dad0"/>
    </style:style>
    <style:style style:name="T6" style:family="text">
      <style:text-properties fo:font-variant="normal" fo:text-transform="none" fo:color="#008888" fo:font-size="9pt" fo:letter-spacing="normal" fo:font-style="normal" fo:font-weight="bold"/>
    </style:style>
    <style:style style:name="T7" style:family="text">
      <style:text-properties fo:font-variant="normal" fo:text-transform="none" fo:color="#00aa55" fo:font-size="9pt" fo:letter-spacing="normal" fo:font-style="normal" fo:font-weight="bold"/>
    </style:style>
    <style:style style:name="T8" style:family="text">
      <style:text-properties fo:font-variant="normal" fo:text-transform="none" fo:color="#0066dd" fo:font-size="9pt" fo:letter-spacing="normal" fo:font-style="normal" fo:font-weight="normal"/>
    </style:style>
    <style:style style:name="T9" style:family="text">
      <style:text-properties fo:font-variant="normal" fo:text-transform="none" fo:color="#4466aa" fo:font-size="9pt" fo:letter-spacing="normal" fo:font-style="normal" fo:font-weight="normal"/>
    </style:style>
    <style:style style:name="T10" style:family="text">
      <style:text-properties fo:font-variant="normal" fo:text-transform="none" fo:color="#dd2200" fo:font-size="9pt" fo:letter-spacing="normal" fo:font-style="normal" fo:font-weight="normal"/>
    </style:style>
    <style:style style:name="T11" style:family="text">
      <style:text-properties fo:font-variant="normal" fo:text-transform="none" fo:color="#993399" fo:font-size="9pt" fo:letter-spacing="normal" fo:font-style="normal" fo:font-weight="bold"/>
    </style:style>
    <style:style style:name="T12" style:family="text">
      <style:text-properties fo:font-variant="normal" fo:text-transform="none" fo:color="#338855" fo:font-size="9pt" fo:letter-spacing="normal" fo:font-style="normal" fo:font-weight="normal"/>
    </style:style>
    <style:style style:name="T13" style:family="text">
      <style:text-properties style:font-style-asian="normal" style:font-weight-asian="normal"/>
    </style:style>
    <style:style style:name="T14" style:family="text">
      <style:text-properties officeooo:rsid="0009b58b"/>
    </style:style>
    <style:style style:name="T15" style:family="text">
      <style:text-properties officeooo:rsid="000a0612"/>
    </style:style>
    <style:style style:name="T16" style:family="text">
      <style:text-properties style:font-name="Times New Roman" officeooo:rsid="0009b58b" style:font-style-asian="normal" style:font-weight-asian="normal"/>
    </style:style>
    <style:style style:name="T17" style:family="text">
      <style:text-properties style:font-name="Times New Roman" fo:font-style="normal" fo:font-weight="normal"/>
    </style:style>
    <style:style style:name="T18" style:family="text">
      <style:text-properties style:use-window-font-color="true" style:font-name="Courier New" fo:font-size="10.5pt" fo:font-weight="normal" style:font-name-asian="AR PL UMing TW" style:font-size-asian="10.5pt" style:font-weight-asian="2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6.46mm" fo:text-indent="-6.35mm" fo:margin-left="26.46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2.81mm" fo:text-indent="-6.35mm" fo:margin-left="32.8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9.16mm" fo:text-indent="-6.35mm" fo:margin-left="39.16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1.86mm" fo:text-indent="-6.35mm" fo:margin-left="51.86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4.56mm" fo:text-indent="-6.35mm" fo:margin-left="64.56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91mm" fo:text-indent="-6.35mm" fo:margin-left="70.9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7.26mm" fo:text-indent="-6.35mm" fo:margin-left="77.26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Question_5f_Title" text:outline-level="1"><text:span text:style-name="T16">JT-45 </text:span><text:span text:style-name="T13">河內塔 </text:span><text:span text:style-name="T17">(Tower of Hanoi)</text:span></text:h>
      <text:p text:style-name="P1"/>
      <text:list xml:id="list346793631669051914" text:style-name="List_20_1">
        <text:list-item>
          <text:p text:style-name="Section">題目</text:p>
        </text:list-item>
      </text:list>
      <text:p text:style-name="Standard">有三根桿子A，B，C。A桿上有N個(N&gt;1)穿孔圓盤，盤的尺寸由下到上依次變小。要求按下列規則將所有圓盤移至C桿：</text:p>
      <text:list xml:id="list2345999848773589526" text:style-name="L1">
        <text:list-item>
          <text:p text:style-name="P5">每次只能移動一個圓盤；</text:p>
        </text:list-item>
        <text:list-item>
          <text:p text:style-name="P5">大盤不能疊在小盤上面。</text:p>
        </text:list-item>
      </text:list>
      <text:p text:style-name="Standard">提示：可將圓盤臨時置於B桿，也可將從A桿移出的圓盤重新移回A桿，但都必須遵循上述兩條規則。</text:p>
      <text:p text:style-name="P2">本題是要找出在最少的移動次數下，第K次的移動是從哪根桿子移到哪根桿子？</text:p>
      <text:p text:style-name="Standard">輸入：N及K</text:p>
      <text:p text:style-name="Standard">輸出：假設從X移到Y，則印出X=&gt;Y</text:p>
      <text:p text:style-name="Inline_20_Code">Sample Input:</text:p>
      <text:p text:style-name="Inline_20_Code">2 2</text:p>
      <text:p text:style-name="Inline_20_Code">Sample Output:</text:p>
      <text:p text:style-name="Inline_20_Code">A =&gt; C</text:p>
      <text:list xml:id="list110035783053295" text:continue-list="list346793631669051914" text:style-name="List_20_1">
        <text:list-item>
          <text:p text:style-name="Section">解題思惟</text:p>
        </text:list-item>
      </text:list>
      <text:list xml:id="list3477883334551196753" text:style-name="WWNum1">
        <text:list-item>
          <text:p text:style-name="P6">本題為河內塔問題，但是不印出每次的移動，只印出第<text:span text:style-name="T14">K次的移動。</text:span></text:p>
        </text:list-item>
        <text:list-item>
          <text:p text:style-name="P6">基本上與河內塔解題相同，但是要計算是第幾次移動，第<text:span text:style-name="T14">K次才印出來。所以可設一個全域變數cnt，每次應該移動時，把cnt加一，並且檢查是否為第K次，如果是的話，把它印出來。</text:span></text:p>
        </text:list-item>
        <text:list-item>
          <text:p text:style-name="P6">河內塔的解題方式：採用遞迴，如果有<text:span text:style-name="T15">n個環，當n&gt;1時，先把n-1個環移到暫存那根，然後把第n個環移到目的地，最後把暫存那根的n-1個環移到目的地即可。當n=1時，直接把第1個環移到目的地即可。</text:span></text:p>
        </text:list-item>
        <text:list-item>
          <text:p text:style-name="P7">若<text:span text:style-name="T15">hanoi(n, f, t, b)表示移動n個環，從f到t，b用來暫存。則虛擬碼如下：</text:span></text:p>
        </text:list-item>
      </text:list>
      <text:p text:style-name="P11">hanoi(n, f, t, <text:span text:style-name="T18">b) {<text:line-break/><text:tab/>if (n==1) 直接將第1個環從f移到t;<text:line-break/><text:tab/>else {<text:line-break/><text:tab/><text:tab/>將n-1個環從f移到b;（呼叫hanoi(n-1, f, b, t)即可）<text:line-break/><text:tab/><text:tab/>將第n個環從f移到t;<text:line-break/><text:tab/><text:tab/>將n-1個環從b移到t;（呼叫hanoi(n-1, b, t, f)即可）<text:line-break/><text:tab/>}<text:line-break/>}</text:span></text:p>
      <text:list xml:id="list110035278950538" text:continue-numbering="true" text:style-name="WWNum1">
        <text:list-item>
          <text:p text:style-name="P8">把上述虛擬碼的移動部份（以印出文字表示），加上第2點的考量即可。</text:p>
        </text:list-item>
      </text:list>
      <text:p text:style-name="P9"/>
      <text:list xml:id="list110036215448964" text:continue-list="list110035783053295" text:style-name="List_20_1">
        <text:list-item>
          <text:p text:style-name="P10">程式碼</text:p>
        </text:list-item>
      </text:list>
      <text:p text:style-name="P3"><text:span text:style-name="Source_20_Text"><text:span text:style-name="T1">#include</text:span></text:span><text:span text:style-name="Source_20_Text"><text:span text:style-name="T2"> </text:span></text:span><text:span text:style-name="Source_20_Text"><text:span text:style-name="T4">&lt;stdio.h</text:span></text:span><text:span text:style-name="Source_20_Text"><text:span text:style-name="T5">&gt;</text:span></text:span></text:p>
      <text:p text:style-name="P3"><text:span text:style-name="Source_20_Text"><text:span text:style-name="T5"/></text:span></text:p>
      <text:p text:style-name="P3"><text:span text:style-name="Source_20_Text"><text:span text:style-name="T6">void</text:span></text:span><text:span text:style-name="Source_20_Text"><text:span text:style-name="T2"> hanoi(</text:span></text:span><text:span text:style-name="Source_20_Text"><text:span text:style-name="T7">int</text:span></text:span><text:span text:style-name="Source_20_Text"><text:span text:style-name="T2"> n, </text:span></text:span><text:span text:style-name="Source_20_Text"><text:span text:style-name="T7">char</text:span></text:span><text:span text:style-name="Source_20_Text"><text:span text:style-name="T2"> f, </text:span></text:span><text:span text:style-name="Source_20_Text"><text:span text:style-name="T7">char</text:span></text:span><text:span text:style-name="Source_20_Text"><text:span text:style-name="T2"> t, </text:span></text:span><text:span text:style-name="Source_20_Text"><text:span text:style-name="T7">char</text:span></text:span><text:span text:style-name="Source_20_Text"><text:span text:style-name="T2"> b);</text:span></text:span></text:p>
      <text:p text:style-name="P3"><text:span text:style-name="Source_20_Text"><text:span text:style-name="T5"/></text:span></text:p>
      <text:p text:style-name="P4"><text:span text:style-name="Source_20_Text"><text:span text:style-name="T7">int</text:span></text:span><text:span text:style-name="Source_20_Text"><text:span text:style-name="T2"> cnt=</text:span></text:span><text:span text:style-name="Source_20_Text"><text:span text:style-name="T8">0</text:span></text:span><text:span text:style-name="Source_20_Text"><text:span text:style-name="T2">, k;</text:span></text:span></text:p>
      <text:p text:style-name="P4"/>
      <text:p text:style-name="P4"><text:span text:style-name="Source_20_Text"><text:span text:style-name="T7">int</text:span></text:span><text:span text:style-name="Source_20_Text"><text:span text:style-name="T2"> main()</text:span></text:span></text:p>
      <text:p text:style-name="P4"><text:span text:style-name="Source_20_Text"><text:span text:style-name="T2">{</text:span></text:span></text:p>
      <text:p text:style-name="P4"><text:span text:style-name="Source_20_Text"><text:span text:style-name="T3"><text:s text:c="4"/></text:span></text:span><text:span text:style-name="Source_20_Text"><text:span text:style-name="T7">int</text:span></text:span><text:span text:style-name="Source_20_Text"><text:span text:style-name="T2"> n;</text:span></text:span></text:p>
      <text:p text:style-name="P4"><text:span text:style-name="Source_20_Text"><text:span text:style-name="T3"><text:s text:c="4"/></text:span></text:span><text:span text:style-name="Source_20_Text"><text:span text:style-name="T2">scanf(</text:span></text:span><text:span text:style-name="Source_20_Text"><text:span text:style-name="T9">"%d%d"</text:span></text:span><text:span text:style-name="Source_20_Text"><text:span text:style-name="T2">, &amp;n, &amp;k);</text:span></text:span></text:p>
      <text:p text:style-name="P4"><text:span text:style-name="Source_20_Text"><text:span text:style-name="T3"><text:s text:c="4"/></text:span></text:span><text:span text:style-name="Source_20_Text"><text:span text:style-name="T2">hanoi(n, </text:span></text:span><text:span text:style-name="Source_20_Text"><text:span text:style-name="T10">'A'</text:span></text:span><text:span text:style-name="Source_20_Text"><text:span text:style-name="T2">, </text:span></text:span><text:span text:style-name="Source_20_Text"><text:span text:style-name="T10">'C'</text:span></text:span><text:span text:style-name="Source_20_Text"><text:span text:style-name="T2">, </text:span></text:span><text:span text:style-name="Source_20_Text"><text:span text:style-name="T10">'B'</text:span></text:span><text:span text:style-name="Source_20_Text"><text:span text:style-name="T2">);</text:span></text:span></text:p>
      <text:p text:style-name="P4"><text:span text:style-name="Source_20_Text"><text:span text:style-name="T3"><text:s text:c="4"/></text:span></text:span><text:span text:style-name="Source_20_Text"><text:span text:style-name="T11">return</text:span></text:span><text:span text:style-name="Source_20_Text"><text:span text:style-name="T2"> </text:span></text:span><text:span text:style-name="Source_20_Text"><text:span text:style-name="T8">0</text:span></text:span><text:span text:style-name="Source_20_Text"><text:span text:style-name="T2">;</text:span></text:span></text:p>
      <text:p text:style-name="P4"><text:span text:style-name="Source_20_Text"><text:span text:style-name="T2">}</text:span></text:span></text:p>
      <text:p text:style-name="P4"/>
      <text:p text:style-name="P4"><text:span text:style-name="Source_20_Text"><text:span text:style-name="T6">void</text:span></text:span><text:span text:style-name="Source_20_Text"><text:span text:style-name="T2"> hanoi(</text:span></text:span><text:span text:style-name="Source_20_Text"><text:span text:style-name="T7">int</text:span></text:span><text:span text:style-name="Source_20_Text"><text:span text:style-name="T2"> n, </text:span></text:span><text:span text:style-name="Source_20_Text"><text:span text:style-name="T7">char</text:span></text:span><text:span text:style-name="Source_20_Text"><text:span text:style-name="T2"> f, </text:span></text:span><text:span text:style-name="Source_20_Text"><text:span text:style-name="T7">char</text:span></text:span><text:span text:style-name="Source_20_Text"><text:span text:style-name="T2"> t, </text:span></text:span><text:span text:style-name="Source_20_Text"><text:span text:style-name="T7">char</text:span></text:span><text:span text:style-name="Source_20_Text"><text:span text:style-name="T2"> b)</text:span></text:span></text:p>
      <text:p text:style-name="P4"><text:span text:style-name="Source_20_Text"><text:span text:style-name="T2">{</text:span></text:span></text:p>
      <text:p text:style-name="P4"><text:span text:style-name="Source_20_Text"><text:span text:style-name="T3"><text:s text:c="4"/></text:span></text:span><text:span text:style-name="Source_20_Text"><text:span text:style-name="T11">if</text:span></text:span><text:span text:style-name="Source_20_Text"><text:span text:style-name="T2"> (n==</text:span></text:span><text:span text:style-name="Source_20_Text"><text:span text:style-name="T8">1</text:span></text:span><text:span text:style-name="Source_20_Text"><text:span text:style-name="T2">) { </text:span></text:span><text:span text:style-name="Source_20_Text"><text:span text:style-name="T12">// Move f=&gt;t</text:span></text:span></text:p>
      <text:p text:style-name="P4"><text:span text:style-name="Source_20_Text"><text:span text:style-name="T3"><text:s text:c="8"/></text:span></text:span><text:span text:style-name="Source_20_Text"><text:span text:style-name="T11">if</text:span></text:span><text:span text:style-name="Source_20_Text"><text:span text:style-name="T2">(++cnt==k) { printf(</text:span></text:span><text:span text:style-name="Source_20_Text"><text:span text:style-name="T9">"%c =&gt; %c"</text:span></text:span><text:span text:style-name="Source_20_Text"><text:span text:style-name="T2">, f, t); </text:span></text:span><text:span text:style-name="Source_20_Text"><text:span text:style-name="T11">return</text:span></text:span><text:span text:style-name="Source_20_Text"><text:span text:style-name="T2">; }</text:span></text:span></text:p>
      <text:p text:style-name="P4"><text:span text:style-name="Source_20_Text"><text:span text:style-name="T3"><text:s text:c="4"/></text:span></text:span><text:span text:style-name="Source_20_Text"><text:span text:style-name="T2">} </text:span></text:span><text:span text:style-name="Source_20_Text"><text:span text:style-name="T11">else</text:span></text:span><text:span text:style-name="Source_20_Text"><text:span text:style-name="T2"> {</text:span></text:span></text:p>
      <text:p text:style-name="P4"><text:span text:style-name="Source_20_Text"><text:span text:style-name="T3"><text:s text:c="8"/></text:span></text:span><text:span text:style-name="Source_20_Text"><text:span text:style-name="T2">hanoi(n-</text:span></text:span><text:span text:style-name="Source_20_Text"><text:span text:style-name="T8">1</text:span></text:span><text:span text:style-name="Source_20_Text"><text:span text:style-name="T2">, f, b, t);</text:span></text:span></text:p>
      <text:p text:style-name="P4"><text:span text:style-name="Source_20_Text"><text:span text:style-name="T3"><text:s text:c="8"/></text:span></text:span><text:span text:style-name="Source_20_Text"><text:span text:style-name="T11">if</text:span></text:span><text:span text:style-name="Source_20_Text"><text:span text:style-name="T2">(++cnt==k) { printf(</text:span></text:span><text:span text:style-name="Source_20_Text"><text:span text:style-name="T9">"%c =&gt; %c"</text:span></text:span><text:span text:style-name="Source_20_Text"><text:span text:style-name="T2">, f, t); </text:span></text:span><text:span text:style-name="Source_20_Text"><text:span text:style-name="T11">return</text:span></text:span><text:span text:style-name="Source_20_Text"><text:span text:style-name="T2">; }</text:span></text:span></text:p>
      <text:p text:style-name="P4"><text:span text:style-name="Source_20_Text"><text:span text:style-name="T3"><text:s text:c="8"/></text:span></text:span><text:span text:style-name="Source_20_Text"><text:span text:style-name="T2">hanoi(n-</text:span></text:span><text:span text:style-name="Source_20_Text"><text:span text:style-name="T8">1</text:span></text:span><text:span text:style-name="Source_20_Text"><text:span text:style-name="T2">, b, t, f);</text:span></text:span></text:p>
      <text:p text:style-name="P4"><text:span text:style-name="Source_20_Text"><text:span text:style-name="T3"><text:s text:c="4"/></text:span></text:span><text:span text:style-name="Source_20_Text"><text:span text:style-name="T2">}</text:span></text:span></text:p>
      <text:p text:style-name="P4"><text:span text:style-name="Source_20_Text"><text:span text:style-name="T2">}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2" svg:font-family="'AR PL UMing TW'" style:font-pitch="variable"/>
    <style:font-face style:name="AR PL UMing TW1" svg:font-family="'AR PL UMing TW'" style:font-adornments="Bold" style:font-pitch="variable"/>
    <style:font-face style:name="AR PL UMing TW" svg:font-family="'AR PL UMing TW'" style:font-adornments="Light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Empty" xlink:href="Pictures/1000000000000008000000084D60FB4967481DFF.png" xlink:type="simple" xlink:show="embed" xlink:actuate="onLoad"/>
    <draw:fill-image draw:name="Marble" xlink:href="Pictures/100000000000005E0000005E5D2652F7AE1161E0.png" xlink:type="simple" xlink:show="embed" xlink:actuate="onLoad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41mm" fo:margin-right="0mm" fo:margin-top="0mm" fo:margin-bottom="1.38mm" loext:contextual-spacing="false" fo:line-height="100%" fo:text-align="justify" style:justify-single-word="false" fo:keep-together="auto" fo:orphans="2" fo:widows="2" fo:text-indent="0mm" style:auto-text-indent="false" fo:keep-with-next="auto" style:writing-mode="page"/>
      <style:text-properties style:font-name="Courier New" fo:font-family="'Courier New'" style:font-style-name="Regular" style:font-family-generic="modern" style:font-pitch="fixed" fo:font-size="11pt" style:font-name-asian="AR PL UMing TW" style:font-family-asian="'AR PL UMing TW'" style:font-style-name-asian="Light" style:font-pitch-asian="variable" style:font-size-asian="11pt" style:font-weight-asian="250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8.47mm" fo:margin-bottom="2.12m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1.41m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4.94mm" fo:margin-bottom="1.41m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4.23mm" fo:margin-bottom="0.71m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3.88mm" fo:margin-bottom="0.71m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3.53mm" fo:margin-bottom="0.71m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8.47mm" fo:margin-bottom="2.12m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6.35mm" fo:margin-bottom="1.41m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estion_5f_Title" style:display-name="Question_Title" style:family="paragraph" style:parent-style-name="Standard" style:next-style-name="Section" style:auto-update="true" style:default-outline-level="1" style:list-style-name="" style:master-page-name="">
      <loext:graphic-properties draw:fill="gradient" draw:fill-color="#ffff99" draw:fill-gradient-name="Radial_20_red_2f_yellow" draw:gradient-step-count="0" draw:fill-image-name="Marble" draw:fill-image-width="102.94mm" draw:fill-image-height="102.94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0mm" loext:contextual-spacing="false" fo:line-height="8.47mm" fo:text-align="center" style:justify-single-word="false" fo:keep-together="auto" fo:orphans="2" fo:widows="2" fo:text-indent="0mm" style:auto-text-indent="false" style:page-number="auto" fo:break-before="page" fo:background-color="#f3991a" fo:padding="0mm" fo:border="none" style:shadow="none" fo:keep-with-next="auto" style:writing-mode="page">
        <style:tab-stops/>
      </style:paragraph-properties>
      <style:text-properties fo:color="#0000ff" style:text-outline="false" style:font-name="Arial" fo:font-family="Arial" style:font-style-name="Regular" style:font-family-generic="swiss" style:font-pitch="variable" fo:font-size="14pt" fo:text-shadow="none" fo:font-weight="normal" style:text-blinking="false" style:font-name-asian="DFHeiBoldU-B5" style:font-family-asian="DFHeiBoldU-B5" style:font-style-name-asian="Regular" style:font-pitch-asian="variable" style:font-size-asian="14pt" style:font-weight-asian="normal" style:text-emphasize="none" style:text-combine="none"/>
    </style:style>
    <style:style style:name="Section" style:family="paragraph" style:parent-style-name="Standard" style:next-style-name="Standard" style:auto-update="true" style:list-style-name="List_20_1" style:master-page-name="">
      <loext:graphic-properties draw:fill="none" draw:fill-color="#729fcf"/>
      <style:paragraph-properties fo:margin-top="4.13mm" fo:margin-bottom="2.75mm" loext:contextual-spacing="false" style:page-number="auto" fo:background-color="transparent" style:shadow="none" style:writing-mode="page"/>
      <style:text-properties fo:color="#0000ff" fo:font-size="11pt" fo:font-style="normal" style:text-underline-style="solid" style:text-underline-width="auto" style:text-underline-color="font-color" fo:font-weight="normal" style:font-name-asian="AR PL UMing TW1" style:font-family-asian="'AR PL UMing TW'" style:font-style-name-asian="Bold" style:font-pitch-asian="variable" style:font-size-asian="11pt" style:font-style-asian="normal" style:font-weight-asian="normal" style:font-weight-complex="normal"/>
    </style:style>
    <style:style style:name="Text" style:family="paragraph" style:parent-style-name="Caption" style:class="extra"/>
    <style:style style:name="Thought" style:family="paragraph" style:parent-style-name="Standard" style:list-style-name="WWNum1">
      <loext:graphic-properties draw:fill="none" draw:fill-color="#729fcf"/>
      <style:paragraph-properties fo:margin-left="12.7mm" fo:margin-right="0mm" fo:margin-top="0mm" fo:margin-bottom="0mm" loext:contextual-spacing="false" fo:line-height="120%" fo:text-align="justify" style:justify-single-word="false" fo:keep-together="auto" fo:orphans="2" fo:widows="2" fo:text-indent="-6.35mm" style:auto-text-indent="false" fo:background-color="transparent" fo:keep-with-next="auto" style:writing-mode="page"/>
    </style:style>
    <style:style style:name="Inline_20_Code" style:display-name="Inline Code" style:family="paragraph" style:parent-style-name="Standard" style:next-style-name="Thought" style:auto-update="true" style:master-page-name="">
      <loext:graphic-properties draw:fill="solid" draw:fill-color="#eeeeee" draw:fill-image-name="Sky" draw:fill-image-width="0mm" draw:fill-image-height="0mm" style:repeat="repeat" draw:fill-image-ref-point-x="0%" draw:fill-image-ref-point-y="0%" draw:fill-image-ref-point="center" draw:tile-repeat-offset="0% vertical"/>
      <style:paragraph-properties fo:margin-left="14.45mm" fo:margin-right="0mm" fo:margin-top="0mm" fo:margin-bottom="1.5mm" loext:contextual-spacing="false" fo:line-height="115%" fo:text-align="start" style:justify-single-word="false" fo:keep-together="auto" fo:orphans="2" fo:widows="2" fo:text-indent="-7.41mm" style:auto-text-indent="false" style:page-number="auto" fo:background-color="#eeeeee" fo:padding-left="6mm" fo:padding-right="1.99mm" fo:padding-top="1.99mm" fo:padding-bottom="1.99mm" fo:border="0.06pt solid #ffffff" style:shadow="none" fo:keep-with-next="auto" style:writing-mode="page">
        <style:tab-stops/>
      </style:paragraph-properties>
      <style:text-properties style:use-window-font-color="true" style:font-name="Courier New" fo:font-family="'Courier New'" style:font-style-name="Regular" style:font-family-generic="modern" style:font-pitch="fixed" fo:font-size="10.5pt" fo:font-weight="normal" style:font-size-asian="10.5pt"/>
    </style:style>
    <style:style style:name="Block_20_Code" style:display-name="Block Code" style:family="paragraph" style:parent-style-name="Standard" style:next-style-name="Standard" style:auto-update="true">
      <loext:graphic-properties draw:fill="solid" draw:fill-color="#fafafa"/>
      <style:paragraph-properties fo:margin-left="7.41mm" fo:margin-right="0mm" fo:text-align="start" style:justify-single-word="false" fo:text-indent="0mm" style:auto-text-indent="false" fo:background-color="#fafafa" fo:padding="1.99mm" fo:border="0.06pt solid #cccccc" style:shadow="none" style:writing-mode="page"/>
      <style:text-properties fo:font-size="9pt" style:font-size-asian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 text:list-tab-stop-position="5.5mm" fo:text-indent="-5.5mm" fo:margin-left="5.5m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2.7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9.0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5.4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1.7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8.1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4.4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0.8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7.1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Though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0:14:10.430985702</meta:creation-date>
    <dc:date>2017-04-26T11:00:34.002562696</dc:date>
    <meta:editing-duration>PT1H26M34S</meta:editing-duration>
    <meta:editing-cycles>10</meta:editing-cycles>
    <meta:generator>LibreOffice/5.2.2.2$Linux_X86_64 LibreOffice_project/20m0$Build-2</meta:generator>
    <meta:document-statistic meta:table-count="0" meta:image-count="0" meta:object-count="0" meta:page-count="2" meta:paragraph-count="41" meta:word-count="619" meta:character-count="1130" meta:non-whitespace-character-count="973"/>
  </office:meta>
</office:document-meta>
</file>